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1f4e9b" officeooo:paragraph-rsid="001f4e9b"/>
    </style:style>
    <style:style style:name="P4" style:family="paragraph" style:parent-style-name="Text_20_body">
      <style:text-properties officeooo:paragraph-rsid="001f4e9b" fo:background-color="#fff200"/>
    </style:style>
    <style:style style:name="P5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6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7" style:family="paragraph" style:parent-style-name="Standard">
      <style:text-properties fo:color="#000000" style:font-name="Consolas" fo:font-size="12pt" fo:font-weight="normal" officeooo:rsid="00272763" officeooo:paragraph-rsid="00272763" fo:background-color="#ffffff"/>
    </style:style>
    <style:style style:name="P8" style:family="paragraph" style:parent-style-name="Standard">
      <style:paragraph-properties style:line-height-at-least="0.572cm"/>
      <style:text-properties fo:color="#000000" fo:background-color="#ffffff"/>
    </style:style>
    <style:style style:name="P9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10" style:family="paragraph" style:parent-style-name="Standard">
      <style:text-properties officeooo:rsid="0028dec0" officeooo:paragraph-rsid="0028dec0"/>
    </style:style>
    <style:style style:name="P11" style:family="paragraph" style:parent-style-name="Standard">
      <style:text-properties fo:language="de" fo:country="DE" officeooo:rsid="0029ed4e" officeooo:paragraph-rsid="0029ed4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paragraph-rsid="00264f73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e9f"/>
    </style:style>
    <style:style style:name="T5" style:family="text">
      <style:text-properties fo:language="de" fo:country="DE" officeooo:rsid="0029ed4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5e154"/>
    </style:style>
    <style:style style:name="T8" style:family="text">
      <style:text-properties fo:language="en" fo:country="US" officeooo:rsid="0028dec0"/>
    </style:style>
    <style:style style:name="T9" style:family="text">
      <style:text-properties fo:language="es" fo:country="ES"/>
    </style:style>
    <style:style style:name="T10" style:family="text">
      <style:text-properties fo:color="#0000ff"/>
    </style:style>
    <style:style style:name="T11" style:family="text">
      <style:text-properties fo:color="#0000ff" style:font-name="Consolas" fo:font-size="12pt" fo:font-weight="normal"/>
    </style:style>
    <style:style style:name="T12" style:family="text">
      <style:text-properties fo:color="#0000ff" fo:language="de" fo:country="DE"/>
    </style:style>
    <style:style style:name="T13" style:family="text">
      <style:text-properties fo:color="#795e26"/>
    </style:style>
    <style:style style:name="T14" style:family="text">
      <style:text-properties fo:color="#795e26" style:font-name="Consolas" fo:font-size="12pt" fo:font-weight="normal"/>
    </style:style>
    <style:style style:name="T15" style:family="text">
      <style:text-properties fo:color="#795e26" style:font-name="Consolas" fo:font-size="12pt" style:text-underline-style="solid" style:text-underline-width="auto" style:text-underline-color="font-color" fo:font-weight="normal"/>
    </style:style>
    <style:style style:name="T16" style:family="text">
      <style:text-properties fo:color="#001080"/>
    </style:style>
    <style:style style:name="T17" style:family="text">
      <style:text-properties fo:color="#001080" style:font-name="Consolas" fo:font-size="12pt" fo:font-weight="normal"/>
    </style:style>
    <style:style style:name="T18" style:family="text">
      <style:text-properties fo:color="#001080" style:font-name="Consolas" fo:font-size="12pt" style:text-underline-style="solid" style:text-underline-width="auto" style:text-underline-color="font-color" fo:font-weight="normal"/>
    </style:style>
    <style:style style:name="T19" style:family="text">
      <style:text-properties fo:color="#267f99"/>
    </style:style>
    <style:style style:name="T20" style:family="text">
      <style:text-properties fo:color="#267f99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fo:color="#008000"/>
    </style:style>
    <style:style style:name="T23" style:family="text">
      <style:text-properties fo:color="#008000" style:font-name="Consolas" fo:font-size="12pt" fo:font-weight="normal"/>
    </style:style>
    <style:style style:name="T24" style:family="text">
      <style:text-properties fo:color="#a31515" style:font-name="Consolas" fo:font-size="12pt" fo:font-weight="normal"/>
    </style:style>
    <style:style style:name="T25" style:family="text">
      <style:text-properties fo:color="#098658"/>
    </style:style>
    <style:style style:name="T26" style:family="text">
      <style:text-properties fo:color="#098658" style:font-name="Consolas" fo:font-size="12pt" fo:font-weight="normal"/>
    </style:style>
    <style:style style:name="T27" style:family="text">
      <style:text-properties fo:color="#af00db" style:font-name="Consolas" fo:font-size="12pt" fo:font-weight="normal"/>
    </style:style>
    <style:style style:name="T28" style:family="text">
      <style:text-properties fo:color="#0070c1" style:font-name="Consolas" fo:font-size="12pt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reference-mark-start text:name="Aufgabe"/>Aufgabe <text:span text:style-name="T7">3: </text:span><text:span text:style-name="T8">Hüpfburg</text:span><text:reference-mark-end text:name="Aufgabe"/></text:p>
      <text:p text:style-name="P1">Team-ID: <text:reference-mark-start text:name="TeamId"/><text:span text:style-name="T4">00428</text:span><text:reference-mark-end text:name="TeamId"/></text:p>
      <text:p text:style-name="P1">Team: <text:span text:style-name="T2">MingXu</text:span></text:p>
      <text:p text:style-name="P1">Bearbeiter dieser Aufgabe:<text:line-break/><text:span text:style-name="T2">Max Obreiter</text:span></text:p>
      <text:p text:style-name="P1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 text:style-name="P10">Zuerst wird f<text:span text:style-name="T3">ür </text:span><text:span text:style-name="T9">je</text:span><text:span text:style-name="T6">den Schritt </text:span><text:span text:style-name="T3">n</text:span><text:span text:style-name="T6"> geschaut, auf welchen Feldern </text:span><text:span text:style-name="T3">f(n) </text:span><text:span text:style-name="T6">Sasha/Mika sein k</text:span><text:span text:style-name="T3">önnen. Gibt es eine Überschneidung u auf den möglichen Feldern für Sasha und Mika, so können beide nach n Schritten treffen. Gab es für ein Schritt m mit m &lt; n schon dieselbe Konstellation der möglichen Feldern für Sasha/Mika, so können sich diese nie treffen, da die Schritte von m bis n und von n bis n + (n – m) genau gleich sind (Konstellation f(n) führt immer zur selben Konstellation f(n + 1)).</text:span></text:p>
      <text:p text:style-name="P10"><text:span text:style-name="T3">Um die </text:span><text:span text:style-name="T5">Sprungfolgen</text:span><text:span text:style-name="T3"> zu finden, die Sasha/Mika springen müssen, wird dasselbe umgekehrt gemacht; beginnend vom Feld u (Überschneidung) wird geschaut, welche Knoten K zu u führen. Alle Knoten die sowohl in K als auch in f(n – 1) sind, sind als vorletzter Schritt möglich, da es möglich ist, in f(n – 1) Schritten zu diesen Knoten zu kommen. Dies wird bis zu f(0) = Startpunkt wiederholt. Da nur nach einem Weg gefragt ist, wird für jede Überschneidung nur ein Weg gesucht, d. h. ist </text:span><text:span text:style-name="T5">|K| &gt; 1, so wird nur der erste Knoten aus K als nächstes u verwendet. (Bei der Aufgabe Hüpfburg2 gibt es 2 Überschneidungen – hierfür werden dann 2 Wege ausgegeben.)</text:span></text:p>
      <text:h text:style-name="Heading_20_1" text:outline-level="1"><text:bookmark-start text:name="__RefHeading___Toc2234_4178761632"/>Umsetzung<text:bookmark-end text:name="__RefHeading___Toc2234_4178761632"/></text:h>
      <text:p text:style-name="P11">Um f(n) zu speichern, wird ein BitVec von der Bibliothek bit-vec (früher in std) verwendet, welches Vec&lt;bool&gt; bei c++ entspricht. Hiermit kann man effizient K und f(n – 1) schneiden lassen. Der Graph wird in einem a dimensionalen Array bei a Knoten gespeichert, bei dem jedes Element e ein BitVec ist, dessen Nachfolgerknoten von e „true“ sind, während der Rest „false“ ist. Um f(n + 1) zu bestimmen, werden alle möglichen Nachfolgerknoten von f(n) (für alle Indeces i bei der f(n)[i] = true, Nachfolgerknoten[i]) mit einem BitOr verrechnet. Genauso werden die Sprungfolgen bestimmt, nur diesmal mit den Vorgängerknoten.</text:p>
      <text:p text:style-name="P11">Um zu überprüfen, ob eine Konstellation schon gesehen wurde, wird f(n) für Sasha und Mika in einer HashMap gespeichert.</text:p>
      <text:h text:style-name="P13" text:outline-level="1"><text:bookmark-start text:name="__RefHeading___Toc2236_4178761632"/>Beispiele<text:bookmark-end text:name="__RefHeading___Toc2236_4178761632"/></text:h>
      <text:p text:style-name="P11">Hüpfburg0:</text:p>
      <text:p text:style-name="P11">So kommen Sasha &amp; Mika zum Knoten 10 in 3 Sprünge:</text:p>
      <text:p text:style-name="P11">Sasha:</text:p>
      <text:p text:style-name="P11">1 -&gt; 18 -&gt; 13 -&gt; 10</text:p>
      <text:p text:style-name="P11">Mika:</text:p>
      <text:p text:style-name="P11">2 -&gt; 19 -&gt; 20 -&gt; 10</text:p>
      <text:p text:style-name="P11"/>
      <text:p text:style-name="P11">Hüpfburg1:</text:p>
      <text:p text:style-name="P11">So kommen Sasha &amp; Mika zum Knoten 4 in 121 Sprünge:</text:p>
      <text:p text:style-name="P11">Sasha:</text:p>
      <text:p text:style-name="P11">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</text:p>
      <text:p text:style-name="P11">-&gt; 9 -&gt; 10 -&gt; 11 -&gt; 12 -&gt; 13 -&gt; 14 -&gt; 15 -&gt; 16 -&gt; 17 -&gt; 1 -&gt; 4 -&gt; 5 -&gt; 6 -&gt; 7 -&gt; 8 -&gt; 9 -&gt; 10 -&gt; 11 -&gt; 12 -&gt; 13 -&gt; 14 -&gt; 15 -&gt; 16 -&gt; 17 -&gt; 1 -&gt; 4</text:p>
      <text:p text:style-name="P11">Mika:</text:p>
      <text:p text:style-name="P11">2 -&gt; 3 -&gt; 4 -&gt; 5 -&gt; 6 -&gt; 7 -&gt; 8 -&gt; 9 -&gt; 10 -&gt; 11 -&gt; 12 -&gt; 13 -&gt; 14 -&gt; 15 -&gt; 16 -&gt; 17 -&gt; 1 -&gt; 2 -&gt; 3 -&gt; 4 -&gt; 5 -&gt; 6 -&gt; 7 -&gt; 8 -&gt; 9 -&gt; 10 -&gt; 11 -&gt; 12 -&gt; 13 -&gt; 14 -&gt; 15 -&gt; 16 -&gt; </text:p>
      <text:p text:style-name="P11">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</text:p>
      <text:p text:style-name="P11"/>
      <text:p text:style-name="P11">Hüpfburg2:</text:p>
      <text:p text:style-name="P11">So kommen Sasha &amp; Mika zum Knoten 27 in 8 Sprünge:</text:p>
      <text:p text:style-name="P11">Sasha:</text:p>
      <text:p text:style-name="P11">1 -&gt; 51 -&gt; 76 -&gt; 59 -&gt; 42 -&gt; 65 -&gt; 54 -&gt; 92 -&gt; 27</text:p>
      <text:p text:style-name="P11">Mika:</text:p>
      <text:p text:style-name="P11">2 -&gt; 106 -&gt; 136 -&gt; 108 -&gt; 81 -&gt; 12 -&gt; 83 -&gt; 72 -&gt; 27</text:p>
      <text:p text:style-name="P11">So kommen Sasha &amp; Mika zum Knoten 51 in 8 Sprünge:</text:p>
      <text:p text:style-name="P11">Sasha:</text:p>
      <text:p text:style-name="P11">1 -&gt; 51 -&gt; 76 -&gt; 59 -&gt; 110 -&gt; 133 -&gt; 85 -&gt; 8 -&gt; 51</text:p>
      <text:p text:style-name="P11">Mika:</text:p>
      <text:p text:style-name="P11">2 -&gt; 106 -&gt; 136 -&gt; 108 -&gt; 81 -&gt; 12 -&gt; 114 -&gt; 3 -&gt; 51</text:p>
      <text:p text:style-name="P11"/>
      <text:p text:style-name="P11">Hüpfburg3:</text:p>
      <text:p text:style-name="P11">Keine Lösung! (Anzahl der Sprünge bis zu einer bekannten Situation: 11)</text:p>
      <text:p text:style-name="P11"/>
      <text:p text:style-name="P11">Hüpfburg4:</text:p>
      <text:p text:style-name="P11">So kommen Sasha &amp; Mika zum Knoten 12 in 16 Sprünge:</text:p>
      <text:p text:style-name="P11">Sasha:</text:p>
      <text:p text:style-name="P11"><text:soft-page-break/>1 -&gt; 99 -&gt; 89 -&gt; 79 -&gt; 78 -&gt; 77 -&gt; 76 -&gt; 66 -&gt; 56 -&gt; 55 -&gt; 54 -&gt; 44 -&gt; 43 -&gt; 33 -&gt; 23 -&gt; 13 -&gt; 12</text:p>
      <text:p text:style-name="P11">Mika:</text:p>
      <text:p text:style-name="P11">2 -&gt; 12 -&gt; 11 -&gt; 100 -&gt; 12 -&gt; 11 -&gt; 100 -&gt; 2 -&gt; 12 -&gt; 11 -&gt; 100 -&gt; 2 -&gt; 12 -&gt; 11 -&gt; 100 -&gt; 2 -&gt; 12</text:p>
      <text:h text:style-name="P12" text:outline-level="1"><text:bookmark-start text:name="__RefHeading___Toc2238_4178761632"/>Quellcode<text:bookmark-end text:name="__RefHeading___Toc2238_4178761632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Hüpfburg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4</text:page-count></text:p>
      </style:footer>
      <style:footer-first>
        <text:p text:style-name="Footer"><text:tab/><text:page-number text:select-page="current">1</text:page-number>/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8H10M26S</meta:editing-duration>
    <meta:editing-cycles>4</meta:editing-cycles>
    <meta:generator>LibreOffice/5.0.4.2$Windows_x86 LibreOffice_project/2b9802c1994aa0b7dc6079e128979269cf95bc78</meta:generator>
    <dc:date>2022-10-01T21:15:57.490000000</dc:date>
    <meta:document-statistic meta:table-count="0" meta:image-count="0" meta:object-count="0" meta:page-count="4" meta:paragraph-count="54" meta:word-count="1063" meta:character-count="4310" meta:non-whitespace-character-count="3291"/>
  </office:meta>
</office:document-meta>
</file>